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ableThreadFactory.newThread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Factory.CustomizableThreadFactory( String thread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Factory.CustomizableThrea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